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Dość przewidywany odcinek, oglądałam, wiedząc, jak mniej-więcej ma wyglądać zakończenie i morał. Żarty Rainbow Dash nawet mnie rozbawiły. Klacz zapomniała jednak o chyba najważniejszej zasadzie robienia dowcipów. Zawsze spodziewaj się zemsty. Zawsze! Może sam motyw apokalipsy łaknących ciastek zombie-kucyków zdecydowanie bardziej pasuje do fanfika niż serialu, ale mi się podobał. Głównie z powodu mojego zamiłowania do kiepskich filmów o zombie.</text:p>
      <text:p text:style-name="P1">Byłoby 7/10, ale za straszenie Shy (a Pinkie mówiła, że jej dowcipów robić nie wolno) jest 6/10.</text:p>
      <text:p text:style-name="P1"/>
      <text:p text:style-name="P1">Gandzia</text:p>
      <text:p text:style-name="P1">Odcinek, który jest swego rodzaju hołdem dla George’a Romero i jego twórczości. Szczerze, mam mieszane uczucia. Z jednej strony plaga ciastkozombie w Ponyville została pokazana w sposób klimatyczny, z drugiej zaś zaczynam mieć dość wciskania zombie, gdzie tylko się da. Pewnie w następnym numerze „Equestria Times” zobaczycie artykuł napisany przez żywego trupa. Mogę go wam nawet zacytować: „Mózgi, mózgi, mózgi…”.</text:p>
      <text:p text:style-name="P1">Co zaś do samego odcinka. Z jednej strony mamy świetny klimat klasycznego horroru, z drugiej zaś wszystko psuje Rainbow Dash – sądziłem, że przez te kilka sezonów wyrośnie z robienia durnych dowcipów.</text:p>
      <text:p text:style-name="P1"/>
      <text:p text:style-name="P1">Falconek</text:p>
      <text:p text:style-name="P1">Uważam ten odcinek za najlepszy z tych, które widziałem w szóstym sezonie i jeden z lepszych w historii serialu. Parodia wszystkich filmów o zombie wykonana wprost perfekcyjnie (te przemykające cienie kucyków, to opustoszałe miasto, pani Cake plądrująca szafki!). Pomysł zastąpienia mózgów ciasteczkami i krwi tęczą uważam za genialny. Za jedyne wady tego odcinka uważam to, że mogłoby być więcej zombie, a mniej wstępu, który był chwilami monotonny, oraz to, że kiedy Rainbow upuściła latarnię, stodoła nie spłonęła. Warto wspomnieć o gagu ze Spike’iem zasypującym Celestię zwojami: stare, ale niezmiennie śmieszy.</text:p>
      <text:p text:style-name="P1"/>
      <text:p text:style-name="P1">Cahan</text:p>
      <text:p text:style-name="P1">Dobry odcinek. Najpierw Dash robi pranki, które nie są śmieszne, tylko zwyczajnie chamskie. No sorry, ale skunks? Straszenie kogoś w ciemnym lesie w środku nocy? Tęczółka zdecydowanie zapomniała o czymś takim jak granica dobrego smaku. W pewnym momencie poprosiła Pinkie o pomoc w żarciku z ciastkami, który był akurat niegroźny i nieszkodliwy. Jednak Ponyville było gotowe na zemstę. Powiem, że nie spodziewałam się parodii filmów o zombie w MLP. A wykonanie jest świetne. Małe dziewczynki nie będą spać spokojnie. Doskonale, nigdy nie lubiłam małych dziewczynek.</text:p>
      <text:p text:style-name="P1"/>
      <text:p text:style-name="P1">Dolar84</text:p>
      <text:p text:style-name="P1">Muszę przyznać, że część dowcipów Rainbow mnie autentycznie rozbawiła – oczywiście prym wiedzie Spike wysyłający list za listem do Ceśki i mina tejże, gdy wygrzebuje się spod stosów makulatury. W sumie podoba mi się, że RD nadal wykręca różne numery, chociaż rzeczywiście mogłaby nad niektórymi nieco bardziej pomyśleć. A to akurat ku mojemu zdumieniu potrafi – widać to choćby po tym, który zamykał odcinek. Miny mieszkańców były absolutnie bezcenne. Sam pomysł na zombie w Ponyville przypadł mi do gustu – pomysłowe i ciekawie zrealizowane. Najlepiej wypadła rodzina Cake oraz Granny Smith. Fajny odcinek.</text:p>
      <text:p text:style-name="P1"/>
      <text:p text:style-name="P1"><text:soft-page-break/>Macter4</text:p>
      <text:p text:style-name="P1">Lubię takie powroty do starych wątków, jakim było robienie dowcipów oraz spółka RD i Pinkie. Choć ta pierwsza się chyba zapomniała, bo odcinek zaczyna się od wystraszenia Fluttershy, czego miały nigdy nie robić. Inwencja twórców zasługuje zdecydowanie na pochwałę, bo umieszczenie apokalipsy zombie w bajce dla dzieci wymaga nie lada wysiłku, aby nikt się nie przyczepił. Dobry był też morał, który, mimo że powtarzany był kilka razy, to zawsze jest warty przypomnienia, czyli że nie wszyscy będą lubili to samo co my. A czasami te różnice i ich ignorowanie może prowadzić do wyrządzania komuś krzyw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58:31.349000000</dc:date>
    <meta:editing-duration>PT19M42S</meta:editing-duration>
    <meta:document-statistic meta:table-count="0" meta:image-count="0" meta:object-count="0" meta:page-count="2" meta:paragraph-count="14" meta:word-count="535" meta:character-count="3593" meta:non-whitespace-character-count="3068"/>
  </office:meta>
</office:document-meta>
</file>